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alibri1" svg:font-family="Calibri" style:font-family-generic="roman" style:font-pitch="variable"/>
    <style:font-face style:name="Liberation Serif" svg:font-family="'Liberation Serif'" style:font-family-generic="roman" style:font-pitch="variable"/>
    <style:font-face style:name="Carlito" svg:font-family="Carlito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20.371cm" table:align="margins"/>
    </style:style>
    <style:style style:name="Tableau1.A" style:family="table-column">
      <style:table-column-properties style:column-width="7.802cm" style:rel-column-width="25098*"/>
    </style:style>
    <style:style style:name="Tableau1.B" style:family="table-column">
      <style:table-column-properties style:column-width="2.383cm" style:rel-column-width="7666*"/>
    </style:style>
    <style:style style:name="Tableau1.C" style:family="table-column">
      <style:table-column-properties style:column-width="3.395cm" style:rel-column-width="10923*"/>
    </style:style>
    <style:style style:name="Tableau1.D" style:family="table-column">
      <style:table-column-properties style:column-width="6.791cm" style:rel-column-width="21848*"/>
    </style:style>
    <style:style style:name="Tableau1.A1" style:family="table-cell">
      <style:table-cell-properties fo:background-color="#ff7b59" fo:padding="0.097cm" fo:border-left="1.3pt solid #000000" fo:border-right="1.3pt solid #000000" fo:border-top="2.3pt solid #000000" fo:border-bottom="2.3pt solid #000000">
        <style:background-image/>
      </style:table-cell-properties>
    </style:style>
    <style:style style:name="Tableau1.A2" style:family="table-cell">
      <style:table-cell-properties fo:background-color="#ff7b59" fo:padding="0.097cm" fo:border-left="1.3pt solid #000000" fo:border-right="none" fo:border-top="none" fo:border-bottom="2.3pt solid #000000">
        <style:background-image/>
      </style:table-cell-properties>
    </style:style>
    <style:style style:name="Tableau1.C2" style:family="table-cell">
      <style:table-cell-properties fo:background-color="#ff7b59" fo:padding="0.097cm" fo:border-left="2.3pt solid #000000" fo:border-right="1.3pt solid #000000" fo:border-top="none" fo:border-bottom="2.3pt solid #000000">
        <style:background-image/>
      </style:table-cell-properties>
    </style:style>
    <style:style style:name="Tableau1.A3" style:family="table-cell">
      <style:table-cell-properties fo:background-color="#ffd8ce" fo:padding="0.097cm" fo:border-left="1.3pt solid #000000" fo:border-right="1.3pt solid #000000" fo:border-top="none" fo:border-bottom="2.3pt solid #000000">
        <style:background-image/>
      </style:table-cell-properties>
    </style:style>
    <style:style style:name="Tableau1.A4" style:family="table-cell">
      <style:table-cell-properties fo:padding="0.097cm" fo:border-left="1.3pt solid #000000" fo:border-right="1.3pt solid #000000" fo:border-top="none" fo:border-bottom="0.05pt solid #000000"/>
    </style:style>
    <style:style style:name="Tableau1.A5" style:family="table-cell">
      <style:table-cell-properties fo:background-color="#ffd8ce" fo:padding="0.097cm" fo:border-left="1.3pt solid #000000" fo:border-right="1.3pt solid #000000" fo:border-top="2.55pt solid #000000" fo:border-bottom="2.55pt solid #000000">
        <style:background-image/>
      </style:table-cell-properties>
    </style:style>
    <style:style style:name="Tableau1.A6" style:family="table-cell">
      <style:table-cell-properties fo:background-color="#c0c0c0" fo:padding="0.097cm" fo:border-left="1.3pt solid #000000" fo:border-right="none" fo:border-top="none" fo:border-bottom="0.05pt solid #000000">
        <style:background-image/>
      </style:table-cell-properties>
    </style:style>
    <style:style style:name="Tableau1.B6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Tableau1.D6" style:family="table-cell">
      <style:table-cell-properties fo:background-color="#c0c0c0" fo:padding="0.097cm" fo:border-left="0.05pt solid #000000" fo:border-right="1.3pt solid #000000" fo:border-top="none" fo:border-bottom="0.05pt solid #000000">
        <style:background-image/>
      </style:table-cell-properties>
    </style:style>
    <style:style style:name="Tableau1.A7" style:family="table-cell">
      <style:table-cell-properties fo:padding="0.097cm" fo:border-left="1.3pt solid #000000" fo:border-right="none" fo:border-top="none" fo:border-bottom="0.05pt solid #000000"/>
    </style:style>
    <style:style style:name="Tableau1.B7" style:family="table-cell">
      <style:table-cell-properties fo:padding="0.097cm" fo:border-left="0.05pt solid #000000" fo:border-right="none" fo:border-top="none" fo:border-bottom="0.05pt solid #000000"/>
    </style:style>
    <style:style style:name="Tableau1.D7" style:family="table-cell">
      <style:table-cell-properties fo:padding="0.097cm" fo:border-left="0.05pt solid #000000" fo:border-right="1.3pt solid #000000" fo:border-top="none" fo:border-bottom="0.05pt solid #000000"/>
    </style:style>
    <style:style style:name="Tableau1.A8" style:family="table-cell">
      <style:table-cell-properties fo:padding="0.097cm" fo:border-left="1.3pt solid #000000" fo:border-right="1.3pt solid #000000" fo:border-top="none" fo:border-bottom="0.05pt solid #000000"/>
    </style:style>
    <style:style style:name="Tableau1.A9" style:family="table-cell">
      <style:table-cell-properties fo:padding="0.097cm" fo:border-left="1.3pt solid #000000" fo:border-right="none" fo:border-top="none" fo:border-bottom="0.05pt solid #000000"/>
    </style:style>
    <style:style style:name="Tableau1.B9" style:family="table-cell">
      <style:table-cell-properties fo:padding="0.097cm" fo:border-left="0.05pt solid #000000" fo:border-right="none" fo:border-top="none" fo:border-bottom="0.05pt solid #000000"/>
    </style:style>
    <style:style style:name="Tableau1.D9" style:family="table-cell">
      <style:table-cell-properties fo:padding="0.097cm" fo:border-left="0.05pt solid #000000" fo:border-right="1.3pt solid #000000" fo:border-top="none" fo:border-bottom="0.05pt solid #000000"/>
    </style:style>
    <style:style style:name="Tableau1.A10" style:family="table-cell">
      <style:table-cell-properties fo:padding="0.097cm" fo:border-left="1.3pt solid #000000" fo:border-right="none" fo:border-top="none" fo:border-bottom="0.05pt solid #000000"/>
    </style:style>
    <style:style style:name="Tableau1.B10" style:family="table-cell">
      <style:table-cell-properties fo:padding="0.097cm" fo:border-left="0.05pt solid #000000" fo:border-right="none" fo:border-top="none" fo:border-bottom="0.05pt solid #000000"/>
    </style:style>
    <style:style style:name="Tableau1.D10" style:family="table-cell">
      <style:table-cell-properties fo:padding="0.097cm" fo:border-left="0.05pt solid #000000" fo:border-right="1.3pt solid #000000" fo:border-top="none" fo:border-bottom="0.05pt solid #000000"/>
    </style:style>
    <style:style style:name="Tableau1.A11" style:family="table-cell">
      <style:table-cell-properties fo:padding="0.097cm" fo:border-left="1.3pt solid #000000" fo:border-right="none" fo:border-top="none" fo:border-bottom="0.05pt solid #000000"/>
    </style:style>
    <style:style style:name="Tableau1.B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1" style:family="table-cell">
      <style:table-cell-properties fo:padding="0.097cm" fo:border-left="0.05pt solid #000000" fo:border-right="1.3pt solid #000000" fo:border-top="none" fo:border-bottom="0.05pt solid #000000"/>
    </style:style>
    <style:style style:name="Tableau1.A12" style:family="table-cell">
      <style:table-cell-properties fo:padding="0.097cm" fo:border-left="1.3pt solid #000000" fo:border-right="none" fo:border-top="none" fo:border-bottom="0.05pt solid #000000"/>
    </style:style>
    <style:style style:name="Tableau1.D12" style:family="table-cell">
      <style:table-cell-properties fo:padding="0.097cm" fo:border-left="0.05pt solid #000000" fo:border-right="1.3pt solid #000000" fo:border-top="none" fo:border-bottom="0.05pt solid #000000"/>
    </style:style>
    <style:style style:name="Tableau1.A13" style:family="table-cell">
      <style:table-cell-properties fo:padding="0.097cm" fo:border-left="1.3pt solid #000000" fo:border-right="none" fo:border-top="none" fo:border-bottom="0.05pt solid #000000"/>
    </style:style>
    <style:style style:name="Tableau1.D13" style:family="table-cell">
      <style:table-cell-properties fo:padding="0.097cm" fo:border-left="0.05pt solid #000000" fo:border-right="1.3pt solid #000000" fo:border-top="none" fo:border-bottom="0.05pt solid #000000"/>
    </style:style>
    <style:style style:name="Tableau1.A14" style:family="table-cell">
      <style:table-cell-properties fo:padding="0.097cm" fo:border-left="1.3pt solid #000000" fo:border-right="1.3pt solid #000000" fo:border-top="none" fo:border-bottom="0.05pt solid #000000"/>
    </style:style>
    <style:style style:name="Tableau1.A15" style:family="table-cell">
      <style:table-cell-properties fo:padding="0.097cm" fo:border-left="1.3pt solid #000000" fo:border-right="none" fo:border-top="none" fo:border-bottom="0.05pt solid #000000"/>
    </style:style>
    <style:style style:name="Tableau1.B15" style:family="table-cell">
      <style:table-cell-properties fo:padding="0.097cm" fo:border-left="0.05pt solid #000000" fo:border-right="none" fo:border-top="none" fo:border-bottom="0.05pt solid #000000"/>
    </style:style>
    <style:style style:name="Tableau1.D15" style:family="table-cell">
      <style:table-cell-properties fo:padding="0.097cm" fo:border-left="0.05pt solid #000000" fo:border-right="1.3pt solid #000000" fo:border-top="none" fo:border-bottom="0.05pt solid #000000"/>
    </style:style>
    <style:style style:name="Tableau1.A16" style:family="table-cell">
      <style:table-cell-properties fo:padding="0.097cm" fo:border-left="1.3pt solid #000000" fo:border-right="none" fo:border-top="none" fo:border-bottom="0.05pt solid #000000"/>
    </style:style>
    <style:style style:name="Tableau1.B16" style:family="table-cell">
      <style:table-cell-properties fo:padding="0.097cm" fo:border-left="0.05pt solid #000000" fo:border-right="none" fo:border-top="none" fo:border-bottom="0.05pt solid #000000"/>
    </style:style>
    <style:style style:name="Tableau1.D16" style:family="table-cell">
      <style:table-cell-properties fo:padding="0.097cm" fo:border-left="0.05pt solid #000000" fo:border-right="1.3pt solid #000000" fo:border-top="none" fo:border-bottom="0.05pt solid #000000"/>
    </style:style>
    <style:style style:name="Tableau1.A17" style:family="table-cell">
      <style:table-cell-properties fo:padding="0.097cm" fo:border-left="1.3pt solid #000000" fo:border-right="none" fo:border-top="none" fo:border-bottom="0.05pt solid #000000"/>
    </style:style>
    <style:style style:name="Tableau1.B17" style:family="table-cell">
      <style:table-cell-properties fo:padding="0.097cm" fo:border-left="0.05pt solid #000000" fo:border-right="none" fo:border-top="none" fo:border-bottom="0.05pt solid #000000"/>
    </style:style>
    <style:style style:name="Tableau1.D17" style:family="table-cell">
      <style:table-cell-properties fo:padding="0.097cm" fo:border-left="0.05pt solid #000000" fo:border-right="1.3pt solid #000000" fo:border-top="none" fo:border-bottom="0.05pt solid #000000"/>
    </style:style>
    <style:style style:name="Tableau1.A18" style:family="table-cell">
      <style:table-cell-properties fo:padding="0.097cm" fo:border-left="1.3pt solid #000000" fo:border-right="none" fo:border-top="none" fo:border-bottom="0.05pt solid #000000"/>
    </style:style>
    <style:style style:name="Tableau1.B18" style:family="table-cell">
      <style:table-cell-properties fo:padding="0.097cm" fo:border-left="0.05pt solid #000000" fo:border-right="none" fo:border-top="none" fo:border-bottom="0.05pt solid #000000"/>
    </style:style>
    <style:style style:name="Tableau1.D18" style:family="table-cell">
      <style:table-cell-properties fo:padding="0.097cm" fo:border-left="0.05pt solid #000000" fo:border-right="1.3pt solid #000000" fo:border-top="none" fo:border-bottom="0.05pt solid #000000"/>
    </style:style>
    <style:style style:name="Tableau1.A19" style:family="table-cell">
      <style:table-cell-properties fo:padding="0.097cm" fo:border-left="1.3pt solid #000000" fo:border-right="none" fo:border-top="none" fo:border-bottom="0.05pt solid #000000"/>
    </style:style>
    <style:style style:name="Tableau1.B19" style:family="table-cell">
      <style:table-cell-properties fo:padding="0.097cm" fo:border-left="0.05pt solid #000000" fo:border-right="none" fo:border-top="none" fo:border-bottom="0.05pt solid #000000"/>
    </style:style>
    <style:style style:name="Tableau1.D19" style:family="table-cell">
      <style:table-cell-properties fo:padding="0.097cm" fo:border-left="0.05pt solid #000000" fo:border-right="1.3pt solid #000000" fo:border-top="none" fo:border-bottom="0.05pt solid #000000"/>
    </style:style>
    <style:style style:name="Tableau1.A21" style:family="table-cell">
      <style:table-cell-properties fo:background-color="transparent" fo:padding="0.097cm" fo:border-left="1.3pt solid #000000" fo:border-right="1.3pt solid #000000" fo:border-top="0.05pt solid #000000" fo:border-bottom="0.05pt solid #000000">
        <style:background-image/>
      </style:table-cell-properties>
    </style:style>
    <style:style style:name="Tableau1.A23" style:family="table-cell">
      <style:table-cell-properties fo:padding="0.097cm" fo:border-left="1.3pt solid #000000" fo:border-right="1.3pt solid #000000" fo:border-top="2.3pt solid #000000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color="#3465a4" loext:opacity="100%" style:font-name="Calibri1" fo:font-size="14pt" fo:font-style="normal" fo:font-weight="bold" officeooo:rsid="009b7b6b" officeooo:paragraph-rsid="00812ca7" style:font-size-asian="14pt" style:font-style-asian="normal" style:font-weight-asian="bold" style:font-size-complex="14pt" style:font-weight-complex="bold"/>
    </style:style>
    <style:style style:name="P2" style:family="paragraph" style:parent-style-name="Standard">
      <style:paragraph-properties fo:text-align="center" style:justify-single-word="false"/>
      <style:text-properties fo:color="#3465a4" loext:opacity="100%" style:font-name="Calibri1" fo:font-size="14pt" fo:font-style="normal" fo:font-weight="bold" officeooo:paragraph-rsid="00812ca7" style:font-size-asian="14pt" style:font-style-asian="normal" style:font-weight-asian="bold" style:font-size-complex="14pt" style:font-weight-complex="bold"/>
    </style:style>
    <style:style style:name="P3" style:family="paragraph" style:parent-style-name="Standard">
      <style:paragraph-properties fo:text-align="center" style:justify-single-word="false"/>
      <style:text-properties fo:color="#3465a4" loext:opacity="100%" style:font-name="Calibri1" fo:font-size="14pt" fo:font-style="normal" fo:font-weight="bold" officeooo:rsid="00b61113" officeooo:paragraph-rsid="00b61113" style:font-size-asian="14pt" style:font-style-asian="normal" style:font-weight-asian="bold" style:font-size-complex="14pt" style:font-weight-complex="bold"/>
    </style:style>
    <style:style style:name="P4" style:family="paragraph" style:parent-style-name="Standard">
      <style:text-properties officeooo:paragraph-rsid="00812ca7"/>
    </style:style>
    <style:style style:name="P5" style:family="paragraph" style:parent-style-name="Standard">
      <style:paragraph-properties fo:text-align="start" style:justify-single-word="false"/>
      <style:text-properties style:font-name="Calibri1" fo:font-size="10pt" officeooo:paragraph-rsid="00812ca7" style:font-size-asian="10pt"/>
    </style:style>
    <style:style style:name="P6" style:family="paragraph" style:parent-style-name="Standard">
      <style:paragraph-properties fo:text-align="start" style:justify-single-word="false"/>
      <style:text-properties fo:color="#000000" loext:opacity="100%" style:font-name="Calibri" fo:font-size="10pt" style:text-underline-style="none" fo:font-weight="normal" officeooo:rsid="007d4db8" officeooo:paragraph-rsid="00ba729b" style:font-size-asian="10pt" style:font-weight-asian="normal" style:font-size-complex="10pt" style:font-weight-complex="normal"/>
    </style:style>
    <style:style style:name="P7" style:family="paragraph" style:parent-style-name="Standard">
      <style:text-properties style:font-name="Calibri" fo:font-size="10pt" style:text-underline-style="none" officeooo:rsid="007a2f47" officeooo:paragraph-rsid="00ba729b" style:font-size-asian="10pt" style:font-size-complex="10pt"/>
    </style:style>
    <style:style style:name="P8" style:family="paragraph" style:parent-style-name="Standard">
      <style:text-properties style:font-name="Calibri" fo:font-size="10pt" style:text-underline-style="none" officeooo:rsid="007ae668" officeooo:paragraph-rsid="00ba729b" style:font-size-asian="10pt" style:font-size-complex="10pt"/>
    </style:style>
    <style:style style:name="P9" style:family="paragraph" style:parent-style-name="Table_20_Contents">
      <style:paragraph-properties fo:text-align="center" style:justify-single-word="false"/>
      <style:text-properties fo:color="#3465a4" loext:opacity="100%" style:font-name="Calibri" fo:font-size="16pt" fo:font-weight="bold" officeooo:rsid="0070d5c6" officeooo:paragraph-rsid="00812ca7" style:font-size-asian="16pt" style:font-weight-asian="bold" style:font-size-complex="16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color="#3465a4" loext:opacity="100%" style:font-name="Calibri" fo:font-size="16pt" fo:font-weight="bold" officeooo:rsid="006f53de" officeooo:paragraph-rsid="00812ca7" style:font-size-asian="16pt" style:font-weight-asian="bold" style:font-size-complex="16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color="#3465a4" loext:opacity="100%" style:font-name="Calibri" fo:font-size="16pt" fo:font-weight="bold" officeooo:rsid="007bfa4e" officeooo:paragraph-rsid="00812ca7" style:font-size-asian="16pt" style:font-weight-asian="bold" style:font-size-complex="16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color="#3465a4" loext:opacity="100%" style:font-name="Calibri" fo:font-size="16pt" fo:font-weight="bold" officeooo:rsid="007c07ba" officeooo:paragraph-rsid="00812ca7" style:font-size-asian="16pt" style:font-weight-asian="bold" style:font-size-complex="16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color="#3465a4" loext:opacity="100%" style:font-name="Calibri" fo:font-size="16pt" fo:font-weight="bold" officeooo:paragraph-rsid="00812ca7" style:font-size-asian="16pt" style:font-weight-asian="bold" style:font-size-complex="16pt" style:font-weight-complex="bold"/>
    </style:style>
    <style:style style:name="P14" style:family="paragraph" style:parent-style-name="Table_20_Contents">
      <style:paragraph-properties fo:text-align="start" style:justify-single-word="false"/>
      <style:text-properties fo:color="#000000" loext:opacity="100%" style:font-name="Calibri" fo:font-size="12pt" fo:font-weight="normal" officeooo:rsid="0073424f" officeooo:paragraph-rsid="00812ca7" style:font-size-asian="12.6000003814697pt" style:font-weight-asian="normal" style:font-size-complex="14.3999996185303pt" style:font-weight-complex="normal"/>
    </style:style>
    <style:style style:name="P15" style:family="paragraph" style:parent-style-name="Table_20_Contents">
      <style:paragraph-properties fo:text-align="start" style:justify-single-word="false"/>
      <style:text-properties fo:color="#000000" loext:opacity="100%" style:font-name="Calibri" fo:font-size="12pt" fo:font-weight="normal" officeooo:rsid="007b81b4" officeooo:paragraph-rsid="00812ca7" style:font-size-asian="12.6000003814697pt" style:font-weight-asian="normal" style:font-size-complex="14.3999996185303pt" style:font-weight-complex="normal"/>
    </style:style>
    <style:style style:name="P16" style:family="paragraph" style:parent-style-name="Table_20_Contents">
      <style:paragraph-properties fo:text-align="center" style:justify-single-word="false"/>
      <style:text-properties fo:color="#000000" loext:opacity="100%" style:font-name="Calibri" fo:font-size="12pt" fo:font-weight="normal" officeooo:rsid="008a231c" officeooo:paragraph-rsid="008a231c" style:font-size-asian="12.6000003814697pt" style:font-weight-asian="normal" style:font-size-complex="14.3999996185303pt" style:font-weight-complex="normal"/>
    </style:style>
    <style:style style:name="P17" style:family="paragraph" style:parent-style-name="Table_20_Contents">
      <style:paragraph-properties fo:text-align="center" style:justify-single-word="false"/>
      <style:text-properties fo:color="#000000" loext:opacity="100%" style:font-name="Calibri" fo:font-size="12pt" fo:font-weight="normal" officeooo:rsid="008a77d8" officeooo:paragraph-rsid="008a77d8" style:font-size-asian="12.6000003814697pt" style:font-weight-asian="normal" style:font-size-complex="14.3999996185303pt" style:font-weight-complex="normal"/>
    </style:style>
    <style:style style:name="P18" style:family="paragraph" style:parent-style-name="Table_20_Contents">
      <style:paragraph-properties fo:text-align="center" style:justify-single-word="false"/>
      <style:text-properties fo:color="#000000" loext:opacity="100%" style:font-name="Calibri" fo:font-size="12pt" fo:font-weight="normal" officeooo:rsid="00a01ac4" officeooo:paragraph-rsid="00a01ac4" style:font-size-asian="12.6000003814697pt" style:font-weight-asian="normal" style:font-size-complex="14.3999996185303pt" style:font-weight-complex="normal"/>
    </style:style>
    <style:style style:name="P19" style:family="paragraph" style:parent-style-name="Table_20_Contents">
      <style:paragraph-properties fo:text-align="center" style:justify-single-word="false"/>
      <style:text-properties fo:color="#000000" loext:opacity="100%" style:font-name="Calibri" fo:font-size="12pt" fo:font-weight="normal" officeooo:rsid="00a91487" officeooo:paragraph-rsid="00a91487" style:font-size-asian="12.6000003814697pt" style:font-weight-asian="normal" style:font-size-complex="14.3999996185303pt" style:font-weight-complex="normal"/>
    </style:style>
    <style:style style:name="P20" style:family="paragraph" style:parent-style-name="Table_20_Contents">
      <style:paragraph-properties fo:text-align="center" style:justify-single-word="false"/>
      <style:text-properties fo:color="#000000" loext:opacity="100%" style:font-name="Calibri" fo:font-size="12pt" fo:font-weight="normal" officeooo:rsid="00aef3f6" officeooo:paragraph-rsid="00aef3f6" style:font-size-asian="12.6000003814697pt" style:font-weight-asian="normal" style:font-size-complex="14.3999996185303pt" style:font-weight-complex="normal"/>
    </style:style>
    <style:style style:name="P21" style:family="paragraph" style:parent-style-name="Table_20_Contents">
      <style:paragraph-properties fo:text-align="center" style:justify-single-word="false"/>
      <style:text-properties fo:color="#000000" loext:opacity="100%" style:font-name="Calibri" fo:font-size="12pt" fo:font-weight="normal" officeooo:rsid="00b31079" officeooo:paragraph-rsid="00b31079" style:font-size-asian="12.6000003814697pt" style:font-weight-asian="normal" style:font-size-complex="14.3999996185303pt" style:font-weight-complex="normal"/>
    </style:style>
    <style:style style:name="P22" style:family="paragraph" style:parent-style-name="Table_20_Contents">
      <style:paragraph-properties fo:text-align="center" style:justify-single-word="false"/>
      <style:text-properties fo:color="#000000" loext:opacity="100%" style:font-name="Calibri" fo:font-size="12pt" fo:font-weight="normal" officeooo:rsid="00b672e9" officeooo:paragraph-rsid="00b672e9" style:font-size-asian="12.6000003814697pt" style:font-weight-asian="normal" style:font-size-complex="14.3999996185303pt" style:font-weight-complex="normal"/>
    </style:style>
    <style:style style:name="P23" style:family="paragraph" style:parent-style-name="Table_20_Contents">
      <style:paragraph-properties fo:text-align="center" style:justify-single-word="false"/>
      <style:text-properties fo:color="#000000" loext:opacity="100%" style:font-name="Calibri" fo:font-size="12pt" fo:font-weight="bold" officeooo:rsid="0076c143" officeooo:paragraph-rsid="00812ca7" style:font-size-asian="12.6000003814697pt" style:font-weight-asian="bold" style:font-size-complex="14.3999996185303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fo:color="#000000" loext:opacity="100%" style:font-name="Calibri" fo:font-size="12pt" fo:font-weight="bold" officeooo:rsid="008a231c" officeooo:paragraph-rsid="008a231c" style:font-size-asian="12.6000003814697pt" style:font-weight-asian="bold" style:font-size-complex="14.3999996185303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fo:color="#000000" loext:opacity="100%" style:font-name="Calibri" fo:font-size="12pt" fo:font-weight="bold" officeooo:rsid="008baaea" officeooo:paragraph-rsid="008baaea" style:font-size-asian="12.6000003814697pt" style:font-weight-asian="bold" style:font-size-complex="14.3999996185303pt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fo:color="#000000" loext:opacity="100%" style:font-name="Calibri" fo:font-size="12pt" fo:font-weight="bold" officeooo:rsid="008c0c82" officeooo:paragraph-rsid="008c0c82" style:font-size-asian="12.6000003814697pt" style:font-weight-asian="bold" style:font-size-complex="14.3999996185303pt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fo:color="#000000" loext:opacity="100%" style:font-name="Calibri" fo:font-size="12pt" fo:font-weight="bold" officeooo:rsid="008efd8c" officeooo:paragraph-rsid="008efd8c" style:font-size-asian="12.6000003814697pt" style:font-weight-asian="bold" style:font-size-complex="14.3999996185303pt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fo:color="#000000" loext:opacity="100%" style:font-name="Calibri" fo:font-size="12pt" fo:font-weight="bold" officeooo:rsid="00902328" officeooo:paragraph-rsid="00902328" style:font-size-asian="12.6000003814697pt" style:font-weight-asian="bold" style:font-size-complex="14.3999996185303pt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fo:color="#000000" loext:opacity="100%" style:font-name="Calibri" fo:font-size="12pt" fo:font-weight="bold" officeooo:rsid="009508f4" officeooo:paragraph-rsid="009508f4" style:font-size-asian="12.6000003814697pt" style:font-weight-asian="bold" style:font-size-complex="14.3999996185303pt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fo:color="#000000" loext:opacity="100%" style:font-name="Calibri" fo:font-size="12pt" fo:font-weight="bold" officeooo:rsid="00a21420" officeooo:paragraph-rsid="00a21420" style:font-size-asian="12.6000003814697pt" style:font-weight-asian="bold" style:font-size-complex="14.3999996185303pt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fo:color="#000000" loext:opacity="100%" style:font-name="Calibri" fo:font-size="12pt" fo:font-weight="bold" officeooo:rsid="00a279b2" officeooo:paragraph-rsid="00a279b2" style:font-size-asian="12.6000003814697pt" style:font-weight-asian="bold" style:font-size-complex="14.3999996185303pt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fo:color="#000000" loext:opacity="100%" style:font-name="Calibri" fo:font-size="12pt" fo:font-weight="bold" officeooo:rsid="00a30174" officeooo:paragraph-rsid="00a30174" style:font-size-asian="12.6000003814697pt" style:font-weight-asian="bold" style:font-size-complex="14.3999996185303pt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fo:color="#000000" loext:opacity="100%" style:font-name="Calibri" fo:font-size="12pt" fo:font-weight="bold" officeooo:rsid="00a543dd" officeooo:paragraph-rsid="00a543dd" style:font-size-asian="12.6000003814697pt" style:font-weight-asian="bold" style:font-size-complex="14.3999996185303pt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fo:color="#000000" loext:opacity="100%" style:font-name="Calibri" fo:font-size="12pt" fo:font-weight="bold" officeooo:rsid="00a5c0c9" officeooo:paragraph-rsid="00a5c0c9" style:font-size-asian="12.6000003814697pt" style:font-weight-asian="bold" style:font-size-complex="14.3999996185303pt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fo:color="#000000" loext:opacity="100%" style:font-name="Calibri" fo:font-size="12pt" fo:font-weight="bold" officeooo:rsid="00ab3bcf" officeooo:paragraph-rsid="00ab3bcf" style:font-size-asian="12.6000003814697pt" style:font-weight-asian="bold" style:font-size-complex="14.3999996185303pt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fo:color="#000000" loext:opacity="100%" style:font-name="Calibri" fo:font-size="12pt" fo:font-weight="bold" officeooo:rsid="00ad844a" officeooo:paragraph-rsid="00ad844a" style:font-size-asian="12.6000003814697pt" style:font-weight-asian="bold" style:font-size-complex="14.3999996185303pt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fo:color="#000000" loext:opacity="100%" style:font-name="Calibri" fo:font-size="12pt" fo:font-weight="bold" officeooo:rsid="00b02420" officeooo:paragraph-rsid="00b02420" style:font-size-asian="12.6000003814697pt" style:font-weight-asian="bold" style:font-size-complex="14.3999996185303pt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fo:color="#000000" loext:opacity="100%" style:font-name="Calibri" fo:font-size="12pt" fo:font-weight="bold" officeooo:rsid="00b12065" officeooo:paragraph-rsid="00b12065" style:font-size-asian="12.6000003814697pt" style:font-weight-asian="bold" style:font-size-complex="14.3999996185303pt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fo:color="#000000" loext:opacity="100%" style:font-name="Calibri" fo:font-size="12pt" fo:font-weight="bold" officeooo:rsid="00b4b3cb" officeooo:paragraph-rsid="00b4b3cb" style:font-size-asian="12.6000003814697pt" style:font-weight-asian="bold" style:font-size-complex="14.3999996185303pt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fo:color="#000000" loext:opacity="100%" style:font-name="Calibri" fo:font-size="12pt" fo:font-weight="bold" officeooo:rsid="00b580d9" officeooo:paragraph-rsid="00b580d9" style:font-size-asian="12.6000003814697pt" style:font-weight-asian="bold" style:font-size-complex="14.3999996185303pt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fo:color="#000000" loext:opacity="100%" style:font-name="Calibri" fo:font-size="12pt" fo:font-weight="bold" officeooo:rsid="00b91461" officeooo:paragraph-rsid="00b91461" style:font-size-asian="12.6000003814697pt" style:font-weight-asian="bold" style:font-size-complex="14.3999996185303pt" style:font-weight-complex="bold"/>
    </style:style>
    <style:style style:name="P42" style:family="paragraph" style:parent-style-name="Table_20_Contents">
      <style:paragraph-properties fo:text-align="center" style:justify-single-word="false"/>
      <style:text-properties fo:color="#000000" loext:opacity="100%" style:font-name="Calibri" fo:font-size="12pt" fo:font-weight="bold" officeooo:rsid="00b93e89" officeooo:paragraph-rsid="00b93e89" style:font-size-asian="12.6000003814697pt" style:font-weight-asian="bold" style:font-size-complex="14.3999996185303pt" style:font-weight-complex="bold"/>
    </style:style>
    <style:style style:name="P43" style:family="paragraph" style:parent-style-name="Table_20_Contents">
      <style:paragraph-properties fo:text-align="start" style:justify-single-word="false"/>
      <style:text-properties fo:color="#000000" loext:opacity="100%" style:font-name="Calibri" fo:font-size="12pt" fo:font-style="italic" fo:font-weight="normal" officeooo:rsid="00889dd8" officeooo:paragraph-rsid="00a0cf14" style:font-size-asian="12.6000003814697pt" style:font-style-asian="italic" style:font-weight-asian="normal" style:font-size-complex="14.3999996185303pt" style:font-style-complex="italic" style:font-weight-complex="normal"/>
    </style:style>
    <style:style style:name="P44" style:family="paragraph" style:parent-style-name="Table_20_Contents">
      <style:paragraph-properties fo:text-align="start" style:justify-single-word="false"/>
      <style:text-properties fo:color="#000000" loext:opacity="100%" style:font-name="Calibri" fo:font-size="12pt" fo:font-style="italic" fo:font-weight="normal" officeooo:rsid="009f7c24" officeooo:paragraph-rsid="009f7c24" style:font-size-asian="12.6000003814697pt" style:font-style-asian="italic" style:font-weight-asian="normal" style:font-size-complex="14.3999996185303pt" style:font-style-complex="italic" style:font-weight-complex="normal"/>
    </style:style>
    <style:style style:name="P45" style:family="paragraph" style:parent-style-name="Table_20_Contents">
      <style:paragraph-properties fo:text-align="start" style:justify-single-word="false"/>
      <style:text-properties fo:color="#000000" loext:opacity="100%" style:font-name="Calibri" fo:font-size="12pt" fo:font-style="italic" fo:font-weight="normal" officeooo:rsid="00a7afa1" officeooo:paragraph-rsid="00a7afa1" style:font-size-asian="12.6000003814697pt" style:font-style-asian="italic" style:font-weight-asian="normal" style:font-size-complex="14.3999996185303pt" style:font-style-complex="italic" style:font-weight-complex="normal"/>
    </style:style>
    <style:style style:name="P46" style:family="paragraph" style:parent-style-name="Table_20_Contents">
      <style:paragraph-properties fo:text-align="center" style:justify-single-word="false"/>
      <style:text-properties fo:color="#000000" loext:opacity="100%" style:font-name="Calibri" fo:font-size="12pt" fo:font-weight="bold" officeooo:rsid="008d0de3" officeooo:paragraph-rsid="008d0de3" style:font-size-asian="12.6000003814697pt" style:font-weight-asian="bold" style:font-size-complex="14.3999996185303pt" style:font-weight-complex="bold"/>
    </style:style>
    <style:style style:name="P47" style:family="paragraph" style:parent-style-name="Table_20_Contents">
      <style:paragraph-properties fo:text-align="center" style:justify-single-word="false"/>
      <style:text-properties fo:color="#000000" loext:opacity="100%" style:font-name="Calibri" fo:font-size="12pt" fo:font-weight="bold" officeooo:rsid="00c2164b" officeooo:paragraph-rsid="00c2164b" style:font-size-asian="12.6000003814697pt" style:font-weight-asian="bold" style:font-size-complex="14.3999996185303pt" style:font-weight-complex="bold"/>
    </style:style>
    <style:style style:name="P48" style:family="paragraph" style:parent-style-name="Table_20_Contents">
      <style:paragraph-properties fo:text-align="center" style:justify-single-word="false"/>
      <style:text-properties fo:color="#000000" loext:opacity="100%" style:font-name="Calibri" fo:font-size="12pt" fo:font-weight="bold" officeooo:rsid="00c27e65" officeooo:paragraph-rsid="00c27e65" style:font-size-asian="12.6000003814697pt" style:font-weight-asian="bold" style:font-size-complex="14.3999996185303pt" style:font-weight-complex="bold"/>
    </style:style>
    <style:style style:name="P49" style:family="paragraph" style:parent-style-name="Table_20_Contents">
      <style:paragraph-properties fo:text-align="center" style:justify-single-word="false"/>
      <style:text-properties fo:color="#000000" loext:opacity="100%" style:font-name="Calibri" fo:font-size="12pt" fo:font-weight="bold" officeooo:rsid="00b12065" officeooo:paragraph-rsid="00b12065" style:font-size-asian="12.6000003814697pt" style:font-weight-asian="bold" style:font-size-complex="14.3999996185303pt" style:font-weight-complex="bold"/>
    </style:style>
    <style:style style:name="P50" style:family="paragraph" style:parent-style-name="Table_20_Contents">
      <style:paragraph-properties fo:text-align="center" style:justify-single-word="false"/>
      <style:text-properties fo:color="#000000" loext:opacity="100%" style:font-name="Calibri" fo:font-size="12pt" fo:font-weight="bold" officeooo:rsid="00cf7b89" officeooo:paragraph-rsid="00cf7b89" style:font-size-asian="12.6000003814697pt" style:font-weight-asian="bold" style:font-size-complex="14.3999996185303pt" style:font-weight-complex="bold"/>
    </style:style>
    <style:style style:name="P51" style:family="paragraph" style:parent-style-name="Table_20_Contents">
      <style:paragraph-properties fo:text-align="start" style:justify-single-word="false"/>
      <style:text-properties fo:color="#000000" loext:opacity="100%" style:font-name="Calibri" fo:font-size="12pt" fo:font-weight="normal" officeooo:rsid="0073424f" officeooo:paragraph-rsid="00812ca7" style:font-size-asian="12.6000003814697pt" style:font-weight-asian="normal" style:font-size-complex="14.3999996185303pt" style:font-weight-complex="normal"/>
    </style:style>
    <style:style style:name="P52" style:family="paragraph" style:parent-style-name="Table_20_Contents">
      <style:paragraph-properties fo:text-align="center" style:justify-single-word="false"/>
      <style:text-properties fo:color="#000000" loext:opacity="100%" style:font-name="Calibri" fo:font-size="12pt" fo:font-weight="normal" officeooo:rsid="00c31731" officeooo:paragraph-rsid="00c31731" style:font-size-asian="12.6000003814697pt" style:font-weight-asian="normal" style:font-size-complex="14.3999996185303pt" style:font-weight-complex="normal"/>
    </style:style>
    <style:style style:name="P53" style:family="paragraph" style:parent-style-name="Table_20_Contents">
      <style:paragraph-properties fo:text-align="center" style:justify-single-word="false"/>
      <style:text-properties fo:color="#000000" loext:opacity="100%" style:font-name="Calibri" fo:font-size="12pt" fo:font-weight="normal" officeooo:rsid="00cc2e4e" officeooo:paragraph-rsid="00cc2e4e" style:font-size-asian="12.6000003814697pt" style:font-weight-asian="normal" style:font-size-complex="14.3999996185303pt" style:font-weight-complex="normal"/>
    </style:style>
    <style:style style:name="P54" style:family="paragraph" style:parent-style-name="Table_20_Contents">
      <style:paragraph-properties fo:text-align="center" style:justify-single-word="false"/>
      <style:text-properties fo:color="#000000" loext:opacity="100%" style:font-name="Calibri" fo:font-size="12pt" fo:font-weight="normal" officeooo:rsid="00cdc181" officeooo:paragraph-rsid="00cdc181" style:font-size-asian="12.6000003814697pt" style:font-weight-asian="normal" style:font-size-complex="14.3999996185303pt" style:font-weight-complex="normal"/>
    </style:style>
    <style:style style:name="T1" style:family="text">
      <style:text-properties officeooo:rsid="008680a8"/>
    </style:style>
    <style:style style:name="T2" style:family="text">
      <style:text-properties officeooo:rsid="008982bd"/>
    </style:style>
    <style:style style:name="T3" style:family="text">
      <style:text-properties officeooo:rsid="0093fe5a"/>
    </style:style>
    <style:style style:name="T4" style:family="text">
      <style:text-properties officeooo:rsid="00991799"/>
    </style:style>
    <style:style style:name="T5" style:family="text">
      <style:text-properties officeooo:rsid="00a1352f"/>
    </style:style>
    <style:style style:name="T6" style:family="text">
      <style:text-properties officeooo:rsid="00aa210e"/>
    </style:style>
    <style:style style:name="T7" style:family="text">
      <style:text-properties officeooo:rsid="00b2c54c"/>
    </style:style>
    <style:style style:name="T8" style:family="text">
      <style:text-properties officeooo:rsid="00b79040"/>
    </style:style>
    <style:style style:name="T9" style:family="text">
      <style:text-properties officeooo:rsid="007ddae4"/>
    </style:style>
    <style:style style:name="T10" style:family="text">
      <style:text-properties officeooo:rsid="007b6c06"/>
    </style:style>
    <style:style style:name="T11" style:family="text">
      <style:text-properties officeooo:rsid="00bd28bf"/>
    </style:style>
    <style:style style:name="T12" style:family="text">
      <style:text-properties officeooo:rsid="00c1736e"/>
    </style:style>
    <style:style style:name="T13" style:family="text">
      <style:text-properties officeooo:rsid="00c2164b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officeooo:rsid="00c41994"/>
    </style:style>
    <style:style style:name="T16" style:family="text">
      <style:text-properties officeooo:rsid="00c7bac0"/>
    </style:style>
    <style:style style:name="T17" style:family="text">
      <style:text-properties officeooo:rsid="00c8b69b"/>
    </style:style>
    <style:style style:name="T18" style:family="text">
      <style:text-properties officeooo:rsid="00caee2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Line94153958606848">
          <table:table-cell table:style-name="Tableau1.A1" table:number-columns-spanned="4" office:value-type="string">
            <text:p text:style-name="P13">Activité 4: Se repérer sur la Terre et dans l'Univers. </text:p>
          </table:table-cell>
          <table:covered-table-cell/>
          <table:covered-table-cell/>
          <table:covered-table-cell/>
        </table:table-row>
        <table:table-row table:style-name="TableLine94153862631744">
          <table:table-cell table:style-name="Tableau1.A2" table:number-columns-spanned="2" office:value-type="string">
            <text:p text:style-name="P2">Objectifs :</text:p>
            <text:p text:style-name="P5">- Aborder les différentes unités de distance et savoir les convertir : du kilomètre à l'année lumière</text:p>
            <text:p text:style-name="P5">- Comprendre différentes façons de repérer soi et les objets célestes dans l'univers.</text:p>
          </table:table-cell>
          <table:covered-table-cell/>
          <table:table-cell table:style-name="Tableau1.C2" table:number-columns-spanned="2" office:value-type="string">
            <text:p text:style-name="P1">Durée :</text:p>
            <text:p text:style-name="P1"/>
            <text:p text:style-name="P3">1h<text:span text:style-name="T11">0</text:span>5 à <text:s/>1h20</text:p>
          </table:table-cell>
          <table:covered-table-cell/>
        </table:table-row>
        <table:table-row table:style-name="TableLine94153862632704">
          <table:table-cell table:style-name="Tableau1.A3" table:number-columns-spanned="4" office:value-type="string">
            <text:p text:style-name="P9">Matériel</text:p>
          </table:table-cell>
          <table:covered-table-cell/>
          <table:covered-table-cell/>
          <table:covered-table-cell/>
        </table:table-row>
        <table:table-row table:style-name="TableLine94153965262416">
          <table:table-cell table:style-name="Tableau1.A4" table:number-columns-spanned="4" office:value-type="string">
            <text:p text:style-name="P14">- <text:span text:style-name="T1">groupes d'élèves </text:span><text:span text:style-name="T6">formé en avance</text:span><text:span text:style-name="T1">.</text:span></text:p>
            <text:p text:style-name="P14">- <text:span text:style-name="T13">fiche méthode vitesse, distance, temps</text:span></text:p>
            <text:p text:style-name="P14">- <text:span text:style-name="T18">tache complexe</text:span></text:p>
          </table:table-cell>
          <table:covered-table-cell/>
          <table:covered-table-cell/>
          <table:covered-table-cell/>
        </table:table-row>
        <table:table-row table:style-name="TableLine94153965263328">
          <table:table-cell table:style-name="Tableau1.A5" table:number-columns-spanned="4" office:value-type="string">
            <text:p text:style-name="P10">déroulement de la séance</text:p>
          </table:table-cell>
          <table:covered-table-cell/>
          <table:covered-table-cell/>
          <table:covered-table-cell/>
        </table:table-row>
        <table:table-row table:style-name="TableLine94153947934352">
          <table:table-cell table:style-name="Tableau1.A6" office:value-type="string">
            <text:p text:style-name="P23">Déroulement</text:p>
          </table:table-cell>
          <table:table-cell table:style-name="Tableau1.B6" table:number-columns-spanned="2" office:value-type="string">
            <text:p text:style-name="P23">Modalité</text:p>
          </table:table-cell>
          <table:covered-table-cell/>
          <table:table-cell table:style-name="Tableau1.D6" office:value-type="string">
            <text:p text:style-name="P23">Temps</text:p>
          </table:table-cell>
        </table:table-row>
        <table:table-row table:style-name="TableLine94153930459920">
          <table:table-cell table:style-name="Tableau1.A12" office:value-type="string">
            <text:p text:style-name="P18">Lecture du contexte <text:span text:style-name="T5">par élève</text:span></text:p>
          </table:table-cell>
          <table:table-cell table:style-name="Tableau1.B9" table:number-columns-spanned="2" office:value-type="string">
            <text:p text:style-name="P30">En classe</text:p>
          </table:table-cell>
          <table:covered-table-cell/>
          <table:table-cell table:style-name="Tableau1.D9" office:value-type="string">
            <text:p text:style-name="P31">2min</text:p>
          </table:table-cell>
        </table:table-row>
        <table:table-row table:style-name="TableLine94153965101760">
          <table:table-cell table:style-name="Tableau1.A8" table:number-columns-spanned="4" office:value-type="string">
            <text:p text:style-name="P43">Pour l'activité d'aujourd'hui, le sujet est de se repérer sur la Terre et dans l'univers. <text:span text:style-name="T2">Pour la première partie, le travail sera individuel, il sera suivi d'un travail en binôme puis d'un travail en groupe. </text:span><text:span text:style-name="T4">Pour les 10 prochaines minutes, il faut lire les documents et répondre aux questions 1,2,3.</text:span></text:p>
          </table:table-cell>
          <table:covered-table-cell/>
          <table:covered-table-cell/>
          <table:covered-table-cell/>
        </table:table-row>
        <table:table-row table:style-name="TableLine94153925123968">
          <table:table-cell table:style-name="Tableau1.A12" office:value-type="string">
            <text:p text:style-name="P16">Q1,2,3</text:p>
          </table:table-cell>
          <table:table-cell table:style-name="Tableau1.B9" table:number-columns-spanned="2" office:value-type="string">
            <text:p text:style-name="P24">Individuel</text:p>
          </table:table-cell>
          <table:covered-table-cell/>
          <table:table-cell table:style-name="Tableau1.D9" office:value-type="string">
            <text:p text:style-name="P24">10 à 15 min</text:p>
          </table:table-cell>
        </table:table-row>
        <table:table-row table:style-name="TableLine94153873761712">
          <table:table-cell table:style-name="Tableau1.A12" office:value-type="string">
            <text:p text:style-name="P17">Correction</text:p>
          </table:table-cell>
          <table:table-cell table:style-name="Tableau1.B10" table:number-columns-spanned="2" office:value-type="string">
            <text:p text:style-name="P26">En classe</text:p>
          </table:table-cell>
          <table:covered-table-cell/>
          <table:table-cell table:style-name="Tableau1.D10" office:value-type="string">
            <text:p text:style-name="P25">5 à 7 min</text:p>
          </table:table-cell>
        </table:table-row>
        <table:table-row table:style-name="TableLine94153935210800">
          <table:table-cell table:style-name="Tableau1.A12" office:value-type="string">
            <text:p text:style-name="P48">Formation des groupe</text:p>
          </table:table-cell>
          <table:table-cell table:style-name="Tableau1.B11" table:number-columns-spanned="2" office:value-type="string">
            <text:p text:style-name="P32">En classe</text:p>
          </table:table-cell>
          <table:covered-table-cell/>
          <table:table-cell table:style-name="Tableau1.D12" office:value-type="string">
            <text:p text:style-name="P33">2 min</text:p>
          </table:table-cell>
        </table:table-row>
        <table:table-row table:style-name="TableLine94153838989808">
          <table:table-cell table:style-name="Tableau1.A12" office:value-type="string">
            <text:p text:style-name="P46">Partie 2</text:p>
            <text:p text:style-name="P47">distribuer :<text:span text:style-name="T14"> fiche méthode <text:s/>vitesse, distance, temps</text:span></text:p>
          </table:table-cell>
          <table:table-cell table:style-name="Tableau1.B11" table:number-columns-spanned="2" office:value-type="string">
            <text:p text:style-name="P27"><text:span text:style-name="T12">groupe</text:span> </text:p>
          </table:table-cell>
          <table:covered-table-cell/>
          <table:table-cell table:style-name="Tableau1.D12" office:value-type="string">
            <text:p text:style-name="P28"><text:span text:style-name="T15">15 à 20</text:span> min</text:p>
          </table:table-cell>
        </table:table-row>
        <table:table-row table:style-name="TableLine94153838990784">
          <table:table-cell table:style-name="Tableau1.A13" office:value-type="string">
            <text:p text:style-name="P52">Correction Q4</text:p>
          </table:table-cell>
          <table:table-cell table:style-name="Tableau1.B11" table:number-columns-spanned="2" office:value-type="string">
            <text:p text:style-name="P29">En classe</text:p>
          </table:table-cell>
          <table:covered-table-cell/>
          <table:table-cell table:style-name="Tableau1.D13" office:value-type="string">
            <text:p text:style-name="P34"><text:span text:style-name="T16">6</text:span> min</text:p>
          </table:table-cell>
        </table:table-row>
        <table:table-row table:style-name="TableLine94153955853344">
          <table:table-cell table:style-name="Tableau1.A14" table:number-columns-spanned="4" office:value-type="string">
            <text:p text:style-name="P45">Nous terminons cette activité par un travail de groupe évalué : J'ai déjà formé les groupes donc, on commence par se déplacer.</text:p>
          </table:table-cell>
          <table:covered-table-cell/>
          <table:covered-table-cell/>
          <table:covered-table-cell/>
        </table:table-row>
        <table:table-row table:style-name="TableLine94153873762448">
          <table:table-cell table:style-name="Tableau1.A19" office:value-type="string">
            <text:p text:style-name="P20">Lecture consigne <text:span text:style-name="T17">Q5</text:span></text:p>
          </table:table-cell>
          <table:table-cell table:style-name="Tableau1.B19" table:number-columns-spanned="2" office:value-type="string">
            <text:p text:style-name="P37">En classe</text:p>
          </table:table-cell>
          <table:covered-table-cell/>
          <table:table-cell table:style-name="Tableau1.D19" office:value-type="string">
            <text:p text:style-name="P38">1 min</text:p>
          </table:table-cell>
        </table:table-row>
        <table:table-row table:style-name="TableLine94153873762448">
          <table:table-cell table:style-name="Tableau1.A19" office:value-type="string">
            <text:p text:style-name="P53">Q5</text:p>
          </table:table-cell>
          <table:table-cell table:style-name="Tableau1.B19" table:number-columns-spanned="2" office:value-type="string">
            <text:p text:style-name="P50">groupe</text:p>
          </table:table-cell>
          <table:covered-table-cell/>
          <table:table-cell table:style-name="Tableau1.D19" office:value-type="string">
            <text:p text:style-name="P38"/>
          </table:table-cell>
        </table:table-row>
        <table:table-row table:style-name="TableLine94153873762448">
          <table:table-cell table:style-name="Tableau1.A19" office:value-type="string">
            <text:p text:style-name="P54">correction</text:p>
          </table:table-cell>
          <table:table-cell table:style-name="Tableau1.B19" table:number-columns-spanned="2" office:value-type="string">
            <text:p text:style-name="P50">classe</text:p>
          </table:table-cell>
          <table:covered-table-cell/>
          <table:table-cell table:style-name="Tableau1.D19" office:value-type="string">
            <text:p text:style-name="P38"/>
          </table:table-cell>
        </table:table-row>
        <table:table-row table:style-name="TableLine94153930670080">
          <table:table-cell table:style-name="Tableau1.A19" office:value-type="string">
            <text:p text:style-name="P21">Tache complexe</text:p>
          </table:table-cell>
          <table:table-cell table:style-name="Tableau1.B19" table:number-columns-spanned="2" office:value-type="string">
            <text:p text:style-name="P39">En groupe </text:p>
          </table:table-cell>
          <table:covered-table-cell/>
          <table:table-cell table:style-name="Tableau1.D19" office:value-type="string">
            <text:p text:style-name="P40">30 à 40 min</text:p>
          </table:table-cell>
        </table:table-row>
        <table:table-row table:style-name="TableLine94153930671056">
          <table:table-cell table:style-name="Tableau1.A19" office:value-type="string">
            <text:p text:style-name="P22">Correction au tableau, <text:span text:style-name="T8">une planète par groupe</text:span></text:p>
          </table:table-cell>
          <table:table-cell table:style-name="Tableau1.B19" table:number-columns-spanned="2" office:value-type="string">
            <text:p text:style-name="P41">En classe</text:p>
          </table:table-cell>
          <table:covered-table-cell/>
          <table:table-cell table:style-name="Tableau1.D19" office:value-type="string">
            <text:p text:style-name="P42">5 à 6 min</text:p>
          </table:table-cell>
        </table:table-row>
        <table:table-row table:style-name="TableLine94153973892288">
          <table:table-cell table:style-name="Tableau1.A5" table:number-columns-spanned="4" office:value-type="string">
            <text:p text:style-name="P11">Devoirs</text:p>
          </table:table-cell>
          <table:covered-table-cell/>
          <table:covered-table-cell/>
          <table:covered-table-cell/>
        </table:table-row>
        <table:table-row table:style-name="TableLine94153973893152">
          <table:table-cell table:style-name="Tableau1.A21" table:number-columns-spanned="4" office:value-type="string">
            <text:p text:style-name="P15"/>
          </table:table-cell>
          <table:covered-table-cell/>
          <table:covered-table-cell/>
          <table:covered-table-cell/>
        </table:table-row>
        <table:table-row table:style-name="TableLine94153973942592">
          <table:table-cell table:style-name="Tableau1.A5" table:number-columns-spanned="4" office:value-type="string">
            <text:p text:style-name="P12">Trace écrite</text:p>
          </table:table-cell>
          <table:covered-table-cell/>
          <table:covered-table-cell/>
          <table:covered-table-cell/>
        </table:table-row>
        <table:table-row table:style-name="TableLine94153973943296">
          <table:table-cell table:style-name="Tableau1.A23" table:number-columns-spanned="4" office:value-type="string">
            <text:p text:style-name="P7">Au cours du temps, l'humanité à développé des moyens pour se repérer sur Terre et dans l'espace. <text:span text:style-name="T10">S</text:span>ur Terre, Il faut connaître deux angles, la latitude et la longitude.</text:p>
            <text:p text:style-name="P8">Déterminer ces angles depuis la surface de la Terre n'est pas évident car on manque de recul. Aujourd'hui on utilise le Système de Positionnement Global (GPS).</text:p>
            <text:p text:style-name="P6">Dans l'espace il est possible de déterminer <text:span text:style-name="T9">les distances et les vitesses de différents astres.</text:span></text:p>
          </table:table-cell>
          <table:covered-table-cell/>
          <table:covered-table-cell/>
          <table:covered-table-cell/>
        </table:table-row>
      </table:table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alibri1" svg:font-family="Calibri" style:font-family-generic="roman" style:font-pitch="variable"/>
    <style:font-face style:name="Liberation Serif" svg:font-family="'Liberation Serif'" style:font-family-generic="roman" style:font-pitch="variable"/>
    <style:font-face style:name="Carlito" svg:font-family="Carlito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fr" fo:country="F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style:contextual-spacing="false" fo:line-height="115%" fo:hyphenation-ladder-count="no-limit" style:page-number="auto"/>
      <style:text-properties style:font-name="Carlito" fo:font-family="Carlito" style:font-style-name="Normal" style:font-family-generic="swiss" style:font-pitch="variable" fo:font-size="10pt" fo:hyphenate="false" fo:hyphenation-remain-char-count="2" fo:hyphenation-push-char-count="2" loext:hyphenation-no-caps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fo:orphans="0" fo:widows="0" fo:hyphenation-ladder-count="no-limit" style:page-number="auto" text:number-lines="false" text:line-number="0"/>
      <style:text-properties fo:hyphenate="false" fo:hyphenation-remain-char-count="2" fo:hyphenation-push-char-count="2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139cm" fo:margin-bottom="1.461cm" fo:margin-left="0.31cm" fo:margin-right="0.31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duration>PT3H39M46S</meta:editing-duration>
    <meta:editing-cycles>107</meta:editing-cycles>
    <meta:generator>LibreOffice/7.0.4.2$Linux_X86_64 LibreOffice_project/00$Build-2</meta:generator>
    <meta:creation-date>2021-02-11T10:59:54.903285377</meta:creation-date>
    <meta:initial-creator>J Cercy</meta:initial-creator>
    <dc:date>2021-05-07T00:38:12.296810149</dc:date>
    <dc:creator>J Cercy</dc:creator>
    <meta:document-statistic meta:table-count="1" meta:image-count="0" meta:object-count="0" meta:page-count="1" meta:paragraph-count="53" meta:word-count="295" meta:character-count="1675" meta:non-whitespace-character-count="1428"/>
  </office:meta>
</office:document-meta>
</file>